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at June 9, 2018</text:span> 6 miles <text:s/></text:p>
      <text:p text:style-name="P1">I ran on a hilly 3 mile course two times. <text:s/>It was out and back on Limber Road. </text:p>
      <text:p text:style-name="P1">First 3 miles averaged 10:15/mile</text:p>
      <text:p text:style-name="P1">Second 3 miles averaged 9:09/mile</text:p>
      <text:p text:style-name="P1">Sum of all ascents for 6 miles: 556 fee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0T14:35:53.94</dc:date>
    <dc:creator>James Lombardi</dc:creator>
    <meta:editing-duration>P3DT4H51M45S</meta:editing-duration>
    <meta:editing-cycles>299</meta:editing-cycles>
    <meta:generator>OpenOffice/4.1.2$Win32 OpenOffice.org_project/412m3$Build-9782</meta:generator>
    <meta:document-statistic meta:table-count="0" meta:image-count="0" meta:object-count="0" meta:page-count="1" meta:paragraph-count="5" meta:word-count="43" meta:character-count="211"/>
  </office:meta>
</office:document-meta>
</file>